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Table_20_Contents">
      <style:text-properties officeooo:paragraph-rsid="0019b7e0"/>
    </style:style>
    <style:style style:name="P6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116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2">Ser</text:span><text:span text:style-name="T3">ver non disponibi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2">Server momentaneamente non disponibili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6"><text:span text:style-name="T1"><text:s/>Il sistema </text:span><text:span text:style-name="T2">non accetta più richieste dai client</text:span><text:span text:style-name="T1"> </text:span><text:span text:style-name="T2">perchè momentaneamente spento o in manutenzione e </text:span><text:span text:style-name="T1">visualizza il messaggio di </text:span><text:span text:style-name="T2">avviso</text:span><text:span text:style-name="T1"> “</text:span><text:span text:style-name="T2">Servizio momentaneamente sospeso</text:span><text:span text:style-name="T1">”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Sicurezza</text:span></text:p>
          </table:table-cell>
        </table:table-row>
      </table:table>
      <text:p text:style-name="P3"><text:span text:style-name="T1">UC_A_5</text:span><text:span text:style-name="T2">7</text:span><text:span text:style-name="T1"> il sistema </text:span><text:span text:style-name="T2">è momentaneamente non agibile.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19S</meta:editing-duration>
    <meta:editing-cycles>2</meta:editing-cycles>
    <meta:generator>LibreOffice/3.6$Windows_x86 LibreOffice_project/da8c1e6-fd468f4-454e206-f42a4a9-143cfd</meta:generator>
    <dc:date>2012-11-03T19:10:05.72</dc:date>
    <meta:document-statistic meta:table-count="1" meta:image-count="0" meta:object-count="0" meta:page-count="1" meta:paragraph-count="17" meta:word-count="66" meta:character-count="476" meta:non-whitespace-character-count="427"/>
  </office:meta>
</office:document-meta>
</file>